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CB0000025AB12FF2A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17cm" svg:height="15.927cm" svg:x="1.254cm" svg:y="2.27cm">
          <draw:image xlink:href="Pictures/10000000000002CB0000025AB12FF2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9T11:36:38</meta:creation-date>
    <dc:date>2012-05-29T11:40:01</dc:date>
    <dc:creator>vv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